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ter UI" svg:font-family="'Inter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Inter UI" fo:font-weight="bold" officeooo:rsid="000bda18" officeooo:paragraph-rsid="000bda18" style:font-weight-asian="bold" style:font-weight-complex="bold"/>
    </style:style>
    <style:style style:name="P2" style:family="paragraph" style:parent-style-name="Standard">
      <style:text-properties style:font-name="Inter UI" officeooo:rsid="000bda18" officeooo:paragraph-rsid="000bda18"/>
    </style:style>
    <style:style style:name="P3" style:family="paragraph" style:parent-style-name="Standard">
      <style:text-properties style:font-name="Inter UI" fo:font-weight="bold" officeooo:rsid="000bda18" officeooo:paragraph-rsid="000bda18" style:font-weight-asian="bold" style:font-weight-complex="bold"/>
    </style:style>
    <style:style style:name="P4" style:family="paragraph" style:parent-style-name="Standard">
      <style:text-properties style:font-name="Inter UI" fo:font-weight="bold" officeooo:rsid="000bda18" officeooo:paragraph-rsid="0018131c" style:font-weight-asian="bold" style:font-weight-complex="bold"/>
    </style:style>
    <style:style style:name="P5" style:family="paragraph" style:parent-style-name="Standard" style:list-style-name="L1">
      <style:text-properties style:font-name="Inter UI" fo:font-weight="normal" officeooo:rsid="0010248a" officeooo:paragraph-rsid="0010248a" style:font-weight-asian="normal" style:font-weight-complex="normal"/>
    </style:style>
    <style:style style:name="P6" style:family="paragraph" style:parent-style-name="Standard" style:list-style-name="L1">
      <style:text-properties style:font-name="Inter UI" fo:font-weight="normal" officeooo:rsid="001277a2" officeooo:paragraph-rsid="001277a2" style:font-weight-asian="normal" style:font-weight-complex="normal"/>
    </style:style>
    <style:style style:name="P7" style:family="paragraph" style:parent-style-name="Standard" style:list-style-name="L2">
      <style:text-properties style:font-name="Inter UI" fo:font-weight="normal" officeooo:rsid="001277a2" officeooo:paragraph-rsid="001277a2" style:font-weight-asian="normal" style:font-weight-complex="normal"/>
    </style:style>
    <style:style style:name="P8" style:family="paragraph" style:parent-style-name="Standard" style:list-style-name="L2">
      <style:text-properties style:font-name="Inter UI" fo:font-weight="normal" officeooo:rsid="001348b4" officeooo:paragraph-rsid="001348b4" style:font-weight-asian="normal" style:font-weight-complex="normal"/>
    </style:style>
    <style:style style:name="P9" style:family="paragraph" style:parent-style-name="Standard" style:list-style-name="L4">
      <style:text-properties style:font-name="Inter UI" fo:font-weight="normal" officeooo:rsid="000bda18" officeooo:paragraph-rsid="000bda18" style:font-weight-asian="normal" style:font-weight-complex="normal"/>
    </style:style>
    <style:style style:name="P10" style:family="paragraph" style:parent-style-name="Standard">
      <style:text-properties fo:font-weight="bold" officeooo:rsid="001fb6e4" officeooo:paragraph-rsid="001fb6e4" style:font-weight-asian="bold" style:font-weight-complex="bold"/>
    </style:style>
    <style:style style:name="P11" style:family="paragraph" style:parent-style-name="Standard" style:list-style-name="L3">
      <style:text-properties fo:font-weight="normal" officeooo:paragraph-rsid="0018131c" style:font-weight-asian="normal" style:font-weight-complex="normal"/>
    </style:style>
    <style:style style:name="P12" style:family="paragraph" style:parent-style-name="Standard" style:list-style-name="L5">
      <style:text-properties fo:font-weight="normal" officeooo:paragraph-rsid="000bda18" style:font-weight-asian="normal" style:font-weight-complex="normal"/>
    </style:style>
    <style:style style:name="P13" style:family="paragraph" style:parent-style-name="Standard" style:list-style-name="L6">
      <style:text-properties fo:font-weight="normal" officeooo:rsid="001fb6e4" officeooo:paragraph-rsid="001fb6e4" style:font-weight-asian="normal" style:font-weight-complex="normal"/>
    </style:style>
    <style:style style:name="T1" style:family="text">
      <style:text-properties officeooo:rsid="0012d047"/>
    </style:style>
    <style:style style:name="T2" style:family="text">
      <style:text-properties style:font-name="Inter UI" fo:font-weight="bold" officeooo:rsid="000bda18" style:font-weight-asian="bold" style:font-weight-complex="bold"/>
    </style:style>
    <style:style style:name="T3" style:family="text">
      <style:text-properties style:font-name="Inter UI" officeooo:rsid="000bda18"/>
    </style:style>
    <style:style style:name="T4" style:family="text">
      <style:text-properties style:font-name="Inter UI" officeooo:rsid="001a18c7"/>
    </style:style>
    <style:style style:name="T5" style:family="text">
      <style:text-properties style:font-name="Inter UI" officeooo:rsid="001bbcb9"/>
    </style:style>
    <style:style style:name="T6" style:family="text">
      <style:text-properties style:font-name="Inter UI" officeooo:rsid="001eefd3"/>
    </style:style>
    <style:style style:name="T7" style:family="text">
      <style:text-properties officeooo:rsid="001a18c7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Deeper Look At Experience Replay</text:p>
      <text:list xml:id="list4142135460" text:style-name="L4">
        <text:list-item>
          <text:p text:style-name="P9"><text:span text:style-name="T7">A</text:span> larger replay buffer contains more outdated data, which will bias the agent more.</text:p>
        </text:list-item>
        <text:list-item>
          <text:p text:style-name="P9">CER can be treated inaccurately as a special case of prioritized experience replay</text:p>
        </text:list-item>
        <text:list-item>
          <text:p text:style-name="P9">Combined-Q uses both the current transition and the transitions from the replay buffer to update the value function at every time step.</text:p>
        </text:list-item>
      </text:list>
      <text:p text:style-name="P4">Prioritized Experience Replay</text:p>
      <text:list xml:id="list4044359763" text:style-name="L3">
        <text:list-item>
          <text:p text:style-name="P11"><text:span text:style-name="T3">The key idea is that an RL agent can learn more effectively from some transitions than from others.</text:span></text:p>
        </text:list-item>
        <text:list-item>
          <text:p text:style-name="P11"><text:span text:style-name="T4">T</text:span><text:span text:style-name="T3">he most relevant transitions (from rare successes) are hidden in a mass of highly redundant failure cases</text:span></text:p>
        </text:list-item>
        <text:list-item>
          <text:p text:style-name="P11"><text:span text:style-name="T3">greedy prioritization focuses on a small subset of the experience: errors shrink slowly, especially when using function approximation, meaning that the initially high error transitions get replayed frequently. This lack of diversity that makes the system prone to over-fitting. </text:span><text:span text:style-name="T5">To overcome these issues, we use a stochastic sampling method which interpolates between pure greedy and uniform random sampling</text:span></text:p>
        </text:list-item>
      </text:list>
      <text:p text:style-name="P1"/>
      <text:p text:style-name="P1">Playing Atari With Deep Reinforcement Learning</text:p>
      <text:list xml:id="list4098528591" text:style-name="L1">
        <text:list-item>
          <text:p text:style-name="P5">Deep learning algorithms require data sample to be independent, but in reinforcement learning, the training samples are highly correlated</text:p>
        </text:list-item>
        <text:list-item>
          <text:p text:style-name="P5">In RL, the data distribution changes as the algorithm learns new <text:span text:style-name="T1">behaviours</text:span></text:p>
        </text:list-item>
        <text:list-item>
          <text:p text:style-name="P6">The most successful approaches for games learning has been to train directly from raw inputs, such as game pixels</text:p>
        </text:list-item>
      </text:list>
      <text:p text:style-name="P1"><text:tab/></text:p>
      <text:p text:style-name="P1">Dueling Network Architectures For Deep Reinforcement Learning</text:p>
      <text:list xml:id="list1361246781" text:style-name="L5">
        <text:list-item>
          <text:p text:style-name="P12"><text:span text:style-name="T3">The dueling network automatically produces separate estimates of the state value function and advantage function, without any extra supervision. Deep Reinforcement Learning With Double Q-Learning</text:span></text:p>
        </text:list-item>
        <text:list-item>
          <text:p text:style-name="P12"><text:span text:style-name="T3">This is particularly useful </text:span><text:span text:style-name="T6">i</text:span><text:span text:style-name="T3">n states where its actions do not affect the environment in any relevant way.</text:span></text:p>
        </text:list-item>
        <text:list-item>
          <text:p text:style-name="P12"><text:span text:style-name="T3">Intuitively, the value function V measures the how good it is to be in a particular</text:span></text:p>
          <text:p text:style-name="P12"><text:span text:style-name="T3">state s. The Q function, however, measures the the value of choosing a particular action when in this state. The advantage function subtracts the value of the state from the Q function to obtain a relative measure of the importance of each action.</text:span></text:p>
        </text:list-item>
      </text:list>
      <text:p text:style-name="P10"><text:span text:style-name="T3">Deep Reinforcement Learning with Double Q-learning</text:span></text:p>
      <text:list xml:id="list2815914692" text:style-name="L6">
        <text:list-item>
          <text:p text:style-name="P13"><text:span text:style-name="T3">Q-learning is one of the most popular reinforcement learning algorithms, but it is known to sometimes learn unrealistically high action values because it includes a maximization step over estimated action values</text:span></text:p>
        </text:list-item>
      </text:list>
      <text:p text:style-name="P1">Deep Recurrent Q-Learning For Partially Observable Mdps</text:p>
      <text:list xml:id="list421298040" text:style-name="L2">
        <text:list-item>
          <text:p text:style-name="P7">Many game environments can only be captures as a partially observable markov decision process.</text:p>
        </text:list-item>
        <text:list-item>
          <text:p text:style-name="P8">Replacing the first fully connected layer in a vanilla DQN with an LSTM produces optimal results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ter UI" svg:font-family="'Inter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0:56:34.281389731</meta:creation-date>
    <dc:date>2018-04-25T16:55:51.665410659</dc:date>
    <meta:editing-duration>PT53M9S</meta:editing-duration>
    <meta:editing-cycles>8</meta:editing-cycles>
    <meta:generator>LibreOffice/5.4.6.2$Linux_X86_64 LibreOffice_project/40$Build-2</meta:generator>
    <meta:document-statistic meta:table-count="0" meta:image-count="0" meta:object-count="0" meta:page-count="1" meta:paragraph-count="23" meta:word-count="406" meta:character-count="2560" meta:non-whitespace-character-count="2191"/>
  </office:meta>
</office:document-meta>
</file>